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icrosoft Sans Serif" svg:font-family="'Microsoft Sans Serif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paragraph-properties fo:text-align="justify" style:justify-single-word="false"/>
    </style:style>
    <style:style style:name="P3" style:family="paragraph" style:parent-style-name="List_20_Paragraph" style:list-style-name="WWNum1" style:master-page-name="Standard">
      <style:paragraph-properties style:page-number="auto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style:font-size-asian="11pt" style:font-name-complex="Microsoft Sans Serif" style:font-size-complex="11pt"/>
    </style:style>
    <style:style style:name="T3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20836559" text:style-name="WWNum1">
        <text:list-item>
          <text:p text:style-name="P3"><text:span text:style-name="T1">Are all files present?</text:span></text:p>
          <text:list>
            <text:list-item>
              <text:p text:style-name="P2"><text:span text:style-name="T2">jrosinde_HPC_2019_cluster.R (based on proforma)</text:span></text:p>
            </text:list-item>
            <text:list-item>
              <text:p text:style-name="P2"><text:span text:style-name="T2">jrosinde_HPC_2019_main.R (based on proforma)</text:span></text:p>
            </text:list-item>
            <text:list-item>
              <text:p text:style-name="P2"><text:span text:style-name="T2">your shell script (.sh) file for running on the cluster</text:span></text:p>
            </text:list-item>
            <text:list-item>
              <text:p text:style-name="P2"><text:span text:style-name="T2">.e and .o files generated by the cluster for your 100 simulation runs</text:span></text:p>
            </text:list-item>
            <text:list-item>
              <text:p text:style-name="P2"><text:span text:style-name="T2">.rda output files saved from the cluster for your 100 simulation runs</text:span></text:p>
            </text:list-item>
            <text:list-item>
              <text:p text:style-name="P2"><text:span text:style-name="T2">jrosinde_cluster_results.rda containing one set of results as a list from all your cluster runs put together. That is the four sets of octaves in a list of 4 vectors as the only thing saved in an RDA file.</text:span><text:bookmark text:name="_GoBack"/></text:p>
            </text:list-item>
            <text:list-item>
              <text:p text:style-name="P2"><text:span text:style-name="T2">jrosinde_HPC_2019_challengeG.R (if you do this optional question)</text:span></text:p>
            </text:list-item>
          </text:list>
        </text:list-item>
        <text:list-item>
          <text:p text:style-name="P1"><text:span text:style-name="T1">Are all files labelled with your username (not mine)?</text:span></text:p>
        </text:list-item>
        <text:list-item>
          <text:p text:style-name="P1"><text:span text:style-name="T1">Copy your files to a new place in your computer for testing and </text:span></text:p>
          <text:list>
            <text:list-item>
              <text:p text:style-name="P1"><text:span text:style-name="T1">try sourcing R files - are they free of errors? </text:span></text:p>
            </text:list-item>
            <text:list-item>
              <text:p text:style-name="P1"><text:span text:style-name="T1">try opening the RDA files, do they look OK?</text:span></text:p>
            </text:list-item>
          </text:list>
        </text:list-item>
        <text:list-item>
          <text:p text:style-name="P1"><text:span text:style-name="T1">Have you answered all the questions, including the places where text answers are needed?</text:span></text:p>
        </text:list-item>
        <text:list-item>
          <text:p text:style-name="P1"><text:span text:style-name="T1">Do all your graphs have axes labels? </text:span></text:p>
        </text:list-item>
        <text:list-item>
          <text:p text:style-name="P1"><text:span text:style-name="T1">Have you used your own personal speciation rate in the simulations?</text:span></text:p>
        </text:list-item>
        <text:list-item>
          <text:p text:style-name="P1"><text:span text:style-name="T1">Put all your files in a zip (not a rar please) and send them to me</text:span></text:p>
        </text:list-item>
        <text:list-item>
          <text:p text:style-name="P1"><text:span text:style-name="T1">The d</text:span>eadline is Friday 20<text:span text:style-name="T3">th</text:span> December at 17:00</text:p>
          <text:list>
            <text:list-item>
              <text:p text:style-name="P1">Please get it to me by 19<text:span text:style-name="T3">th</text:span> December or have a good excuse</text:p>
            </text:list-item>
          </text:list>
        </text:list-item>
        <text:list-item>
          <text:p text:style-name="P1">Feedback will take a long time due to the amount of work involved and the class size - feedback will be given during help sessions but final grades are not likely to be given until March 202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icrosoft Sans Serif" svg:font-family="'Microsoft Sans Serif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Rosindell</meta:initial-creator>
    <dc:creator>James Rosindell</dc:creator>
    <meta:editing-cycles>6</meta:editing-cycles>
    <meta:creation-date>2019-11-29T09:43:00</meta:creation-date>
    <dc:date>2019-12-19T11:53:00</dc:date>
    <meta:editing-duration>PT8M</meta:editing-duration>
    <meta:generator>LibreOffice/6.0.7.3$Linux_X86_64 LibreOffice_project/00m0$Build-3</meta:generator>
    <meta:document-statistic meta:table-count="0" meta:image-count="0" meta:object-count="0" meta:page-count="1" meta:paragraph-count="19" meta:word-count="258" meta:character-count="1356" meta:non-whitespace-character-count="1133"/>
    <meta:user-defined meta:name="AppVersion">14.0000</meta:user-defined>
    <meta:user-defined meta:name="Company">Imperial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